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SORDNUNG – AUSFÜHRLICH</text:p>
      <text:p text:style-name="P2">Bestandteil des Wohnraummietvertrages</text:p>
      <text:p text:style-name="Standard"/>
      <text:p text:style-name="P3">§ 1 Zweck und Verbindlichkeit</text:p>
      <text:p text:style-name="Standard">Diese Hausordnung dient der Sicherheit, Ordnung und dem friedlichen Zusammenleben aller Hausbewohner. Sie ist Bestandteil des Mietvertrages und für alle Mieter, deren Haushaltsangehörige, Besucher und sonstige Nutzer verbindlich.</text:p>
      <text:p text:style-name="P3">§ 2 Rücksichtnahme und Ruhezeiten</text:p>
      <text:p text:style-name="Standard">Alle Bewohner haben sich rücksichtsvoll zu verhalten. Vermeidbarer Lärm ist zu unterlassen. Die gesetzliche Nachtruhe gilt täglich von 22:00 Uhr bis 07:00 Uhr. Auch außerhalb dieser Zeiten ist auf andere Bewohner Rücksicht zu nehmen.</text:p>
      <text:p text:style-name="P3">§ 3 Flure, Treppenhaus und Brandschutz</text:p>
      <text:p text:style-name="Standard">Flure, Treppenhäuser, Podeste, Eingangsbereiche sowie sonstige Verkehrs- und Rettungswege sind jederzeit vollständig freizuhalten. Das Abstellen von Gegenständen jeglicher Art ist untersagt, insbesondere von Schuhen, Schuhschränken, Kinderwagen, Fahrrädern, Möbeln, Kartons oder Dekorationsgegenständen.</text:p>
      <text:p text:style-name="Standard">Abgestellte Gegenstände können nach vorheriger Aufforderung auf Kosten des Verursachers entfernt werden. Bei Gefahr im Verzug ist der Vermieter berechtigt, Gegenstände unverzüglich entfernen zu lassen.</text:p>
      <text:p text:style-name="P3">§ 4 Reinigung der Gemeinschaftsflächen – Reinigungsroboter</text:p>
      <text:p text:style-name="Standard">Im Erdgeschoss wird zur Reinigung der gemeinschaftlich genutzten Verkehrsflächen ein Reinigungsroboter eingesetzt. Der Reinigungsroboter ersetzt im Normalbetrieb die manuelle Bodenreinigung im Erdgeschoss.</text:p>
      <text:p text:style-name="Standard">Alle Mieter sind verpflichtet, die Verkehrsflächen jederzeit so freizuhalten, dass der ordnungsgemäße Betrieb des Reinigungsroboters möglich ist.</text:p>
      <text:p text:style-name="Standard">Ein Anspruch auf dauerhafte Reinigung durch den Reinigungsroboter besteht nicht. Der Vermieter ist berechtigt, Art und Umfang der Reinigung jederzeit zu ändern.</text:p>
      <text:p text:style-name="P3">§ 5 Ausfall des Reinigungsroboters</text:p>
      <text:p text:style-name="Standard">Fällt der Reinigungsroboter vorübergehend aus oder ist er nicht einsatzfähig, ist der Flur im Erdgeschoss bis zur Wiederinbetriebnahme manuell zu reinigen. Die Handreinigung erfolgt im turnusmäßigen Wechsel aller Mietparteien.</text:p>
      <text:p text:style-name="P3">§ 6 Reinigung Obergeschoss und Dachgeschoss</text:p>
      <text:p text:style-name="Standard">Die Reinigung der Treppen, Podeste und gemeinschaftlich genutzten Flächen im Obergeschoss und Dachgeschoss erfolgt im Wechsel durch die Mietparteien im Zwei-Wochen-Rhythmus.</text:p>
      <text:p text:style-name="P3"><text:soft-page-break/>§ 7 Außergewöhnliche Verschmutzung</text:p>
      <text:p text:style-name="Standard">Außergewöhnliche oder über das übliche Maß hinausgehende Verschmutzungen sind unverzüglich vom Verursacher zu beseitigen – unabhängig vom Reinigungsplan.</text:p>
      <text:p text:style-name="P3">§ 8 Lüften, Feuchtigkeit und Schimmel</text:p>
      <text:p text:style-name="Standard">Die Wohnung ist regelmäßig und ausreichend zu lüften und zu beheizen. Insbesondere ist durch Stoßlüften für einen ausreichenden Luftaustausch zu sorgen.</text:p>
      <text:p text:style-name="Standard">Schäden durch unzureichendes Lüften oder Heizen, insbesondere Schimmelbildung, gelten als vom Mieter verursacht und sind diesem zuzurechnen.</text:p>
      <text:p text:style-name="P3">§ 9 Müll und Abfallentsorgung</text:p>
      <text:p text:style-name="Standard">Hausmüll ist ordnungsgemäß getrennt und ausschließlich in den dafür vorgesehenen Mülltonnen zu entsorgen. Müllplätze sind sauber zu halten. Sperrmüll, Sondermüll oder Elektroschrott dürfen nicht in Gemeinschaftsbereichen abgestellt werden.</text:p>
      <text:p text:style-name="P3">§ 10 Keller-, Fahrrad- und Gemeinschaftsräume</text:p>
      <text:p text:style-name="Standard">Keller-, Fahrrad- und sonstige Gemeinschaftsräume dürfen nur entsprechend ihrer Zweckbestimmung genutzt werden. Kinderwagen sind im Fahrradraum abzustellen. Flure sind freizuhalten.</text:p>
      <text:p text:style-name="P3">§ 11 Grillen, offenes Feuer und Garten</text:p>
      <text:p text:style-name="Standard">Grillen sowie der Umgang mit offenem Feuer erfolgen auf eigene Gefahr und in eigener Verantwortung des Mieters.</text:p>
      <text:p text:style-name="Standard">Der Mieter hat hierbei sämtliche gesetzlichen Vorschriften, Brandschutzbestimmungen sowie die Interessen anderer Hausbewohner zu beachten.</text:p>
      <text:p text:style-name="Standard">Belästigungen, Gefährdungen oder Schäden sind zu vermeiden. Der Mieter haftet für sämtliche Schäden, die durch Grillen oder offenes Feuer verursacht werden.</text:p>
      <text:p text:style-name="Standard">Eine Nutzung des Gartens kann vom Vermieter widerruflich gestattet werden. Die Nutzung erfolgt auf eigene Gefahr und in eigener Verantwortung des Mieters. Der Mieter haftet für alle durch ihn, seine Haushaltsangehörigen oder Besucher verursachten Schäden.</text:p>
      <text:p text:style-name="P3">§ 12 Sicherheit – Türen, Fenster, Anlagen</text:p>
      <text:p text:style-name="Standard">Haus- und Kellertüren sind stets geschlossen zu halten. Fenster in Gemeinschaftsflächen sind bei schlechtem Wetter oder beim Verlassen des Hauses zu schließen.</text:p>
      <text:p text:style-name="P3"/>
      <text:p text:style-name="P3"/>
      <text:p text:style-name="P3"/>
      <text:p text:style-name="P3"><text:soft-page-break/>§ 13 Bohren und bauliche Sicherheit</text:p>
      <text:p text:style-name="Standard">Bohrarbeiten stellen einen Eingriff in die Bausubstanz dar und sind nur unter Einhaltung der Sicherheitsvorgaben zulässig.</text:p>
      <text:p text:style-name="Standard">Vor jedem Bohrloch ist eine Leitungsprüfung (Strom, Wasser, Abwasser, Heizung) durchzuführen. Ein Bohren ohne vorherige Leitungsprüfung ist untersagt.</text:p>
      <text:p text:style-name="Standard">Bohrungen in tragenden Bauteilen, Beton- oder Außenwänden sowie in Feuchträumen bedürfen zusätzlich der vorherigen Zustimmung des Vermieters.</text:p>
      <text:p text:style-name="Standard">Für Schäden und Folgeschäden haftet der Mieter in vollem Umfang.</text:p>
      <text:p text:style-name="P3">§ 14 Rauchen und Tierhaltung</text:p>
      <text:p text:style-name="Standard">Rauchen in gemeinschaftlich genutzten Innenbereichen ist untersagt. Es gilt die Regelung zur Nichtraucherwohnung gemäß Mietvertrag.</text:p>
      <text:p text:style-name="Standard">Tierhaltung richtet sich nach den Bestimmungen des Mietvertrages.</text:p>
      <text:p text:style-name="P3">§ 15 Haftung und Durchsetzung</text:p>
      <text:p text:style-name="Standard">Schäden an Gemeinschaftseigentum sind dem Vermieter unverzüglich anzuzeigen. Bei Verstößen gegen diese Hausordnung kann der Vermieter nach Abmahnung geeignete Maßnahmen ergreifen. Die hierdurch entstehenden Kosten können dem Verursacher auferlegt werden.</text:p>
      <text:p text:style-name="P3">§ 16 Schlussbestimmungen</text:p>
      <text:p text:style-name="Standard">Diese Hausordnung ist Bestandteil des Mietvertrages. Änderungen oder Ergänzungen bedürfen der Textfor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2</meta:editing-cycles>
    <meta:creation-date>2013-12-23T23:15:00</meta:creation-date>
    <dc:date>2026-04-03T15:43:10.66</dc:date>
    <meta:editing-duration>PT7S</meta:editing-duration>
    <meta:generator>OpenOffice/4.1.15$Win32 OpenOffice.org_project/4115m2$Build-9813</meta:generator>
    <meta:document-statistic meta:table-count="0" meta:image-count="0" meta:object-count="0" meta:page-count="3" meta:paragraph-count="45" meta:word-count="663" meta:character-count="52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